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2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91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2.998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title">
      <style:graphic-properties fo:min-height="2.49cm"/>
    </style:style>
    <style:style style:name="P1" style:family="paragraph">
      <style:paragraph-properties fo:line-height="120%"/>
    </style:style>
    <style:style style:name="P2" style:family="paragraph">
      <style:paragraph-properties fo:line-height="110%">
        <style:tab-stops/>
      </style:paragraph-properties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top="0cm" fo:margin-bottom="1.27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18pt"/>
    </style:style>
    <style:style style:name="P8" style:family="paragraph">
      <style:paragraph-properties fo:line-height="110%">
        <style:tab-stops/>
      </style:paragraph-properties>
      <style:text-properties fo:font-size="44pt" style:font-size-asian="44pt" style:font-size-complex="44pt"/>
    </style:style>
    <style:style style:name="P9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position="super 58%" fo:font-size="28pt" style:font-size-asian="28pt" style:font-size-complex="28pt"/>
    </style:style>
    <style:style style:name="T4" style:family="text">
      <style:text-properties style:text-position="super 58%" fo:font-size="32pt" style:font-size-asian="32pt" style:font-size-complex="32pt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33% 58%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space-before="0.3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8.636cm" svg:height="2.668cm" svg:x="17.78cm" svg:y="16.72cm">
          <draw:text-box>
            <text:p text:style-name="P1">Tim Farrell, <text:a xlink:href="mailto:tmf@bu.edu" xlink:type="simple">tmf@bu.edu</text:a> </text:p>
            <text:p text:style-name="P1">BF571 Project Presentation</text:p>
            <text:p text:style-name="P1">20160427</text:p>
          </draw:text-box>
        </draw:frame>
        <draw:frame presentation:style-name="pr1" draw:text-style-name="P3" draw:layer="layout" svg:width="26.67cm" svg:height="17.272cm" svg:x="0.762cm" svg:y="0.508cm" presentation:class="subtitle" presentation:user-transformed="true">
          <draw:text-box>
            <text:p text:style-name="P2"><text:span text:style-name="T1"><text:s text:c="2"/></text:span></text:p>
            <text:p text:style-name="P2"><text:span text:style-name="T1">Towards (G-)causal gene-protein regulatory networ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7.178cm" svg:height="3.914cm" svg:x="0.508cm" svg:y="0.404cm" presentation:class="title" presentation:user-transformed="true">
          <draw:text-box>
            <text:p>Computing biological processes</text:p>
          </draw:text-box>
        </draw:frame>
        <draw:frame presentation:style-name="pr4" draw:layer="layout" svg:width="26.032cm" svg:height="14.732cm" svg:x="1.016cm" svg:y="4.318cm" presentation:class="outline" presentation:user-transformed="true">
          <draw:text-box>
            <text:list text:style-name="L2">
              <text:list-item>
                <text:p><text:span text:style-name="T2">It is becoming increasingly possible to compute genome-scale functional simulations of biological processes in both prokaryotic and eukaryotic systems.</text:span><text:span text:style-name="T3">[1][2]</text:span></text:p>
                <text:p><text:span text:style-name="T2"/></text:p>
              </text:list-item>
              <text:list-item>
                <text:p><text:span text:style-name="T2">Curated system/ objective-specific implementations of these could be highly useful in bioengineering, biomedical engineering and medicine.</text:span><text:span text:style-name="T3">[4]</text:span><text:span text:style-name="T2"> 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4" draw:layer="layout" svg:width="25.199cm" svg:height="3.506cm" svg:x="1.217cm" svg:y="0.55cm" presentation:class="title" presentation:user-transformed="true">
          <draw:text-box>
            <text:p text:style-name="P4">T-cell immune-disease progression</text:p>
          </draw:text-box>
        </draw:frame>
        <draw:frame presentation:style-name="pr4" draw:layer="layout" svg:width="26.416cm" svg:height="14.986cm" svg:x="0.762cm" svg:y="4.772cm" presentation:class="outline" presentation:user-transformed="true">
          <draw:text-box>
            <text:list text:style-name="L2">
              <text:list-item>
                <text:p>Recent paper<text:span text:style-name="T4">[5]</text:span> identified early regulators of T cell differentiation that were enriched for disease-associated polymorphisms. </text:p>
                <text:p/>
              </text:list-item>
              <text:list-item>
                <text:p>Regulators were differentially expressed in asymptomatic stages of disease; while their downstream targets were differentially expressed during symptomatic stages. (Used exon profiling of splice variants.) </text:p>
                <text:p/>
              </text:list-item>
              <text:list-item>
                <text:p>Preformed validations using ChIP-seq and siRNA knockdowns. <text:s text:c="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2.998cm" svg:x="1.4cm" svg:y="0.304cm" presentation:class="title" presentation:user-transformed="true">
          <draw:text-box>
            <text:p>First approach </text:p>
          </draw:text-box>
        </draw:frame>
        <draw:frame presentation:style-name="pr4" draw:layer="layout" svg:width="26.162cm" svg:height="15.748cm" svg:x="1.016cm" svg:y="3.81cm" presentation:class="outline" presentation:user-transformed="true">
          <draw:text-box>
            <text:list text:style-name="L2">
              <text:list-item>
                <text:p>Data from [5] represents detailed picture of T-cell differentiation transcriptional dynamics, in asymptomatic and symptomatic immune disease states. </text:p>
                <text:list>
                  <text:list-item>
                    <text:p>Available via GEO: GSE60680 </text:p>
                  </text:list-item>
                </text:list>
                <text:p/>
              </text:list-item>
              <text:list-item>
                <text:p>Can we predict functional (i.e. metabolomic, proteomic) characteristics of these states using gene-expression-informed metabolic (ME) modeling?<text:span text:style-name="T5">[6]</text:span><text:span text:style-name="T6"> </text:span></text:p>
                <text:list>
                  <text:list-item>
                    <text:p><text:span text:style-name="T6">Sources of validation: Human Metabolome Database and Human Protein Atlas</text:span></text:p>
                  </text:list-item>
                </text:list>
                <text:p/>
              </text:list-item>
              <text:list-item>
                <text:p>Data from [5] + Techniques from [3]/[6] + Model from [2]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2.998cm" svg:x="1.4cm" svg:y="0.304cm" presentation:class="title" presentation:user-transformed="true">
          <draw:text-box>
            <text:p>The problem</text:p>
          </draw:text-box>
        </draw:frame>
        <draw:frame presentation:style-name="pr4" draw:layer="layout" svg:width="26.162cm" svg:height="15.748cm" svg:x="1.016cm" svg:y="3.81cm" presentation:class="outline" presentation:user-transformed="true">
          <draw:text-box>
            <text:list text:style-name="L2">
              <text:list-item>
                <text:p>Informing these models with experimental (systems biologic/ 'omic') data does not improve predictions (and in some cases worsens them).<text:span text:style-name="T5">[3]</text:span> </text:p>
                <text:p/>
              </text:list-item>
              <text:list-item>
                <text:p>Gene expression is well-known to be weakly correlated with protein expression.</text:p>
                <text:list>
                  <text:list-item>
                    <text:p>R<text:span text:style-name="T7">2</text:span><text:span text:style-name="T6"> = 0.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2.998cm" svg:x="1.4cm" svg:y="0.304cm" presentation:class="title" presentation:user-transformed="true">
          <draw:text-box>
            <text:p>The second approach </text:p>
          </draw:text-box>
        </draw:frame>
        <draw:frame presentation:style-name="pr4" draw:layer="layout" svg:width="26.162cm" svg:height="15.748cm" svg:x="1.016cm" svg:y="3.81cm" presentation:class="outline" presentation:user-transformed="true">
          <draw:text-box>
            <text:list text:style-name="L2">
              <text:list-item>
                <text:p>A paper argues/ shows that differential expression produces better correlation results. </text:p>
                <text:p/>
              </text:list-item>
              <text:list-item>
                <text:p>Second approach: </text:p>
                <text:list>
                  <text:list-item>
                    <text:p>Validate results in this paper</text:p>
                  </text:list-item>
                  <text:list-item>
                    <text:p>Work towards casual picture of gene-protein relationship (past correlation)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6" draw:layer="layout" svg:width="26.416cm" svg:height="16.764cm" svg:x="0.762cm" svg:y="2.994cm" presentation:class="outline" presentation:user-transformed="true">
          <draw:text-box>
            <text:list text:style-name="L3">
              <text:list-item>
                <text:p text:style-name="P5"><text:span text:style-name="T2"><text:s text:c="2"/></text:span><text:span text:style-name="T2">Using genome-scale models to predict biological capabilities. (2015) </text:span><text:span text:style-name="T8">Cell</text:span><text:span text:style-name="T9">. </text:span><text:span text:style-name="T9"><text:a xlink:href="http://www.sciencedirect.com/science/article/pii/S0092867415005681" xlink:type="simple">http://www.sciencedirect.com/science/article/pii/S0092867415005681</text:a></text:span></text:p>
              </text:list-item>
              <text:list-item>
                <text:p text:style-name="P5"><text:span text:style-name="T9"><text:s text:c="2"/></text:span><text:span text:style-name="T9">A community-driven global reconstruction of human metabolism. (2013) </text:span><text:span text:style-name="T8">Nat Biotech</text:span><text:span text:style-name="T9"> </text:span><text:span text:style-name="T9"><text:a xlink:href="http://www.nature.com/nbt/journal/v31/n5/pdf/nbt.2488.pdf" xlink:type="simple">http://www.nature.com/nbt/journal/v31/n5/pdf/nbt.2488.pdf</text:a></text:span></text:p>
              </text:list-item>
              <text:list-item>
                <text:p text:style-name="P5"><text:span text:style-name="T9"><text:s text:c="2"/></text:span><text:span text:style-name="T9">Systematic evaluation of methods for integration of transcriptomic data into constraint-based models of metabolism. (2014) </text:span><text:span text:style-name="T8">Plos Comp Bio</text:span><text:span text:style-name="T9">. </text:span><text:span text:style-name="T9"><text:a xlink:href="http://journals.plos.org/ploscompbiol/article?id=10.1371/journal.pcbi.1003580" xlink:type="simple">http://journals.plos.org/ploscompbiol/article?id=10.1371/journal.pcbi.1003580</text:a></text:span><text:span text:style-name="T9"> </text:span></text:p>
              </text:list-item>
              <text:list-item>
                <text:p text:style-name="P5"><text:span text:style-name="T9"><text:s text:c="2"/></text:span><text:span text:style-name="T9">Pharmacogenomic and clinical data link non-pharmacokinetic metabolic dysregulation to drug side effect pathogenesis. (2015) </text:span><text:span text:style-name="T8">Nat Comm. </text:span><text:span text:style-name="T9"><text:a xlink:href="http://www.nature.com/ncomms/2015/150609/ncomms8101/full/ncomms8101.html#affil-auth" xlink:type="simple">http://www.nature.com/ncomms/2015/150609/ncomms8101/full/ncomms8101.html</text:a></text:span></text:p>
              </text:list-item>
              <text:list-item>
                <text:p text:style-name="P5"><text:span text:style-name="T9"><text:s text:c="2"/></text:span><text:span text:style-name="T9">A validated gene regulatory network and GWAS identifies early regulators of T cell–associated diseases. (2015) </text:span><text:span text:style-name="T8">Sci Trans Med. </text:span><text:span text:style-name="T9"><text:s/></text:span><text:span text:style-name="T9"><text:a xlink:href="http://stm.sciencemag.org/content/7/313/313ra178" xlink:type="simple">http://stm.sciencemag.org/content/7/313/313ra178</text:a></text:span></text:p>
              </text:list-item>
              <text:list-item>
                <text:p text:style-name="P5"><text:span text:style-name="T9"><text:s text:c="2"/></text:span><text:span text:style-name="T9">Computing the functional proteome. (2015) </text:span><text:span text:style-name="T8">Curr Op in Biotech</text:span><text:span text:style-name="T9">. </text:span><text:span text:style-name="T9"><text:a xlink:href="http://www.sciencedirect.com/science/article/pii/S0958166914002328" xlink:type="simple">http://www.sciencedirect.com/science/article/pii/S0958166914002328</text:a></text:span></text:p>
              </text:list-item>
            </text:list>
          </draw:text-box>
        </draw:frame>
        <draw:frame presentation:style-name="pr8" draw:layer="layout" svg:width="25.199cm" svg:height="2.49cm" svg:x="1.4cm" svg:y="0.05cm" presentation:class="title" presentation:user-transformed="true">
          <draw:text-box>
            <text:p>References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draw:style-name="gr1" draw:text-style-name="P7" draw:layer="layout" svg:width="8.636cm" svg:height="2.384cm" svg:x="17.78cm" svg:y="16.72cm">
          <draw:text-box>
            <text:p><text:span text:style-name="T10">Tim Farrell, </text:span><text:span text:style-name="T10"><text:a xlink:href="mailto:tmf@bu.edu" xlink:type="simple">tmf@bu.edu</text:a></text:span><text:span text:style-name="T10"> </text:span></text:p>
            <text:p><text:span text:style-name="T10">BF571 Project Presentation</text:span></text:p>
            <text:p><text:span text:style-name="T10">20160328</text:span></text:p>
          </draw:text-box>
        </draw:frame>
        <draw:frame presentation:style-name="pr1" draw:text-style-name="P8" draw:layer="layout" svg:width="26.67cm" svg:height="17.272cm" svg:x="0.762cm" svg:y="0.508cm" presentation:class="subtitle" presentation:user-transformed="true">
          <draw:text-box>
            <text:p text:style-name="P2"><text:span text:style-name="T1"><text:s text:c="2"/></text:span></text:p>
            <text:p text:style-name="P2"><text:span text:style-name="T1">Modeling T-cell-mediated disease progression with a transcriptomics-informed constraint-based approach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rrell </meta:initial-creator>
    <meta:creation-date>2016-03-30T10:52:08.595423156</meta:creation-date>
    <dc:date>2016-04-27T10:07:28.553044000</dc:date>
    <meta:editing-duration>PT4H17M58S</meta:editing-duration>
    <meta:editing-cycles>13</meta:editing-cycles>
    <meta:generator>LibreOffice/4.2.6.3$MacOSX_x86 LibreOffice_project/3fd416d4c6db7d3204c17ce57a1d70f6e531ee21</meta:generator>
    <meta:document-statistic meta:object-count="53"/>
  </office:meta>
</office:document-meta>
</file>